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3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31.8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0.16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10.51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10.85mm" fo:break-before="auto" style:use-optimal-row-height="false"/>
    </style:style>
    <style:style style:name="ro7" style:family="table-row">
      <style:table-row-properties style:row-height="7.8mm" fo:break-before="auto" style:use-optimal-row-height="false"/>
    </style:style>
    <style:style style:name="ro8" style:family="table-row">
      <style:table-row-properties style:row-height="7.46mm" fo:break-before="auto" style:use-optimal-row-height="false"/>
    </style:style>
    <style:style style:name="ro9" style:family="table-row">
      <style:table-row-properties style:row-height="11.18mm" fo:break-before="auto" style:use-optimal-row-height="false"/>
    </style:style>
    <style:style style:name="ro10" style:family="table-row">
      <style:table-row-properties style:row-height="9.82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14.92mm" fo:break-before="auto" style:use-optimal-row-height="false"/>
    </style:style>
    <style:style style:name="ro13" style:family="table-row">
      <style:table-row-properties style:row-height="11.52mm" fo:break-before="auto" style:use-optimal-row-height="false"/>
    </style:style>
    <style:style style:name="ro14" style:family="table-row">
      <style:table-row-properties style:row-height="16.62mm" fo:break-before="auto" style:use-optimal-row-height="false"/>
    </style:style>
    <style:style style:name="ro15" style:family="table-row">
      <style:table-row-properties style:row-height="12.88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d1f63" style:text-align-source="fix" style:repeat-content="false" fo:padding="0.71mm"/>
      <style:paragraph-properties fo:text-align="center" fo:margin-left="0mm"/>
      <style:text-properties fo:color="#ffffff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3" office:value-type="string" calcext:value-type="string">
            <text:p>Nazwa_produktu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Rodzaj</text:p>
          </table:table-cell>
          <table:table-cell table:style-name="ce3" office:value-type="string" calcext:value-type="string">
            <text:p>Url_obrazka</text:p>
          </table:table-cell>
          <table:table-cell table:style-name="ce3" office:value-type="string" calcext:value-type="string">
            <text:p>Producent</text:p>
          </table:table-cell>
          <table:table-cell table:style-name="ce3" office:value-type="string" calcext:value-type="string">
            <text:p>Oznaczenie</text:p>
          </table:table-cell>
          <table:table-cell table:style-name="ce3" office:value-type="string" calcext:value-type="string">
            <text:p>Typ_dodatku_do_żywności</text:p>
          </table:table-cell>
          <table:table-cell table:style-name="ce3" office:value-type="string" calcext:value-type="string">
            <text:p>Opis</text:p>
          </table:table-cell>
          <table:table-cell table:style-name="ce3" office:value-type="string" calcext:value-type="string">
            <text:p>Choroba</text:p>
          </table:table-cell>
          <table:table-cell table:style-name="ce3" office:value-type="string" calcext:value-type="string">
            <text:p>Nazwa_zwyczajow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5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Nadciśnieni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Zmniejszenie liczby białych krwinek w krwioobiegu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Demineralizacja kości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Choroby nerek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Kamienie nerkowe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Osteoporoza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6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7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  <text:p/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Demineralizacja kości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Podrażnienia przewodu pokarmowego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Fibromialgia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kurcz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Bóle mięśniow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Drętwienie nóg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Zawroty głowy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zumy w uszach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Bóle stawów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Depresja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Cukrzyca typu 2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Choroba sercowo-naczyniowa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8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3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Hipoglikemia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5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3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iewydolność nerek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4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iewydolność wątroby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9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Problemy ze wzrokiem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0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7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Organiczny związek chemiczny z grupy galaktomannanów, tj. polisacharydów, których łańcuch główny utworzony jest z jednostek mannozy z bocznymi odgałęzieniami monogalaktozowymi. W przypadku gumy guar stosunek mannoza:galaktoza = ~3, a rozkład jednostek pod</text:p>
          </table:table-cell>
          <table:table-cell/>
          <table:table-cell office:value-type="string" calcext:value-type="string">
            <text:p>Guma guar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160a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Grupa organicznych związków chemicznych, rozbudowanych przestrzennie węglowodorów nienasyconych zawierających 40 atomów węgla. W cząsteczkach karotenów występują wieloatomowe układy sprzężonych wiązań podwójnych. Karoteny są pomarańczowożółtymi organiczny</text:p>
          </table:table-cell>
          <table:table-cell/>
          <table:table-cell office:value-type="string" calcext:value-type="string">
            <text:p>Karoten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Grupa organicznych związków chemicznych z klasy flawonoidów, będących glikozydami, w których barwnymi aglikonami są antocyjanidyny (zazwyczaj cyjanidyna, pelargonidyna lub delfinidyna). Są naturalnymi barwnikami pochodzenia roślinnego. W zależności od pH </text:p>
          </table:table-cell>
          <table:table-cell/>
          <table:table-cell office:value-type="string" calcext:value-type="string">
            <text:p>Antocyjan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Migren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Hiperkaliemi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Bóle brzuch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Niedobory żywieniowe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Coca-Col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227/5449000054227/ShotType1_328x328.jpg" xlink:type="simple">https://secure.ce-tescoassets.com/assets/PL/227/5449000054227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Coca-Col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227/5449000054227/ShotType1_328x328.jpg" xlink:type="simple">https://secure.ce-tescoassets.com/assets/PL/227/5449000054227/ShotType1_328x328.jpg</text:a></text:p>
          </table:table-cell>
          <table:table-cell office:value-type="string" calcext:value-type="string">
            <text:p>The Coca-Cola Company</text:p>
          </table:table-cell>
          <table:table-cell table:style-name="ce2" office:value-type="string" calcext:value-type="string">
            <text:p>E150d</text:p>
            <text:p/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ca-Col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227/5449000054227/ShotType1_328x328.jpg" xlink:type="simple">https://secure.ce-tescoassets.com/assets/PL/227/5449000054227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Kamienie nerkowe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3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4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</text:p>
            <text:p>Jego dopuszczalne dzienne spożycie wynosi 200 m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Kamienie nerkowe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Migrena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Zanik jąder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5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Cukrzyca typu 2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óle brzuch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5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kurcz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9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Substancja słodząca która jest 600-krotnie bardziej słodka od cukru. Naturalnie występuje w owocach cytrusowych.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Neohesperydyna D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9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Substancja słodząca która jest 600-krotnie bardziej słodka od cukru. Naturalnie występuje w owocach cytrusowych.</text:p>
          </table:table-cell>
          <table:table-cell office:value-type="string" calcext:value-type="string">
            <text:p>Migrena</text:p>
          </table:table-cell>
          <table:table-cell office:value-type="string" calcext:value-type="string">
            <text:p>Neohesperydyna D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jabłko - aloes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17/5900334013217/ShotType1_328x328.jpg" xlink:type="simple">https://secure.ce-tescoassets.com/assets/PL/217/5900334013217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jabłko - mięt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57/5900334006257/ShotType1_328x328.jpg" xlink:type="simple">https://secure.ce-tescoassets.com/assets/PL/257/5900334006257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wiśnia - jabłk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33/5900334006233/ShotType1_328x328.jpg" xlink:type="simple">https://secure.ce-tescoassets.com/assets/PL/233/5900334006233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pomarańcza - brzoskwini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40/5900334006240/ShotType1_328x328.jpg" xlink:type="simple">https://secure.ce-tescoassets.com/assets/PL/240/5900334006240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pomarańcza - brzoskwini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40/5900334006240/ShotType1_328x328.jpg" xlink:type="simple">https://secure.ce-tescoassets.com/assets/PL/240/5900334006240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160a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Grupa organicznych związków chemicznych, rozbudowanych przestrzennie węglowodorów nienasyconych zawierających 40 atomów węgla. W cząsteczkach karotenów występują wieloatomowe układy sprzężonych wiązań podwójnych. Karoteny są pomarańczowożółtymi organiczny</text:p>
          </table:table-cell>
          <table:table-cell/>
          <table:table-cell office:value-type="string" calcext:value-type="string">
            <text:p>Karoteny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peach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28/5449000030528/ShotType1_328x328.jpg" xlink:type="simple">https://secure.ce-tescoassets.com/assets/PL/528/5449000030528/ShotType1_328x328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peach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28/5449000030528/ShotType1_328x328.jpg" xlink:type="simple">https://secure.ce-tescoassets.com/assets/PL/528/5449000030528/ShotType1_328x328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lemon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://www.coca-cola.ie/content/dam/journey/ie/en/hidden/drinks/Brands-lead-image/Journey_brands_Products_NESTEA_Lemon.jpg" xlink:type="simple">http://www.coca-cola.ie/content/dam/journey/ie/en/hidden/drinks/Brands-lead-image/Journey_brands_Products_NESTEA_Lemon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lemon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://www.coca-cola.ie/content/dam/journey/ie/en/hidden/drinks/Brands-lead-image/Journey_brands_Products_NESTEA_Lemon.jpg" xlink:type="simple">http://www.coca-cola.ie/content/dam/journey/ie/en/hidden/drinks/Brands-lead-image/Journey_brands_Products_NESTEA_Lemon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lemon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://www.coca-cola.ie/content/dam/journey/ie/en/hidden/drinks/Brands-lead-image/Journey_brands_Products_NESTEA_Lemon.jpg" xlink:type="simple">http://www.coca-cola.ie/content/dam/journey/ie/en/hidden/drinks/Brands-lead-image/Journey_brands_Products_NESTEA_Lemon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gree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313/5997264159313/ShotType1_328x328.jpg" xlink:type="simple">https://secure.ce-tescoassets.com/assets/PL/313/5997264159313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gree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313/5997264159313/ShotType1_328x328.jpg" xlink:type="simple">https://secure.ce-tescoassets.com/assets/PL/313/5997264159313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gree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313/5997264159313/ShotType1_328x328.jpg" xlink:type="simple">https://secure.ce-tescoassets.com/assets/PL/313/5997264159313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lemo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07/5900497600507/ShotType1_328x328.jpg" xlink:type="simple">https://secure.ce-tescoassets.com/assets/PL/507/5900497600507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lemo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07/5900497600507/ShotType1_328x328.jpg" xlink:type="simple">https://secure.ce-tescoassets.com/assets/PL/507/5900497600507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lemo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07/5900497600507/ShotType1_328x328.jpg" xlink:type="simple">https://secure.ce-tescoassets.com/assets/PL/507/5900497600507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Sól potasowa kwasu cytrynowego o wzorze K3C6H5O7. Jest białym higroskopijnym proszkiem.</text:p>
          </table:table-cell>
          <table:table-cell office:value-type="string" calcext:value-type="string">
            <text:p>Bóle brzucha</text:p>
          </table:table-cell>
          <table:table-cell office:value-type="string" calcext:value-type="string">
            <text:p>Cytry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Sól potasowa kwasu cytrynowego o wzorze K3C6H5O7. Jest białym higroskopijnym proszkiem.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Cytry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Sól potasowa kwasu cytrynowego o wzorze K3C6H5O7. Jest białym higroskopijnym proszkiem.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Cytry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Nadpobudliwość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Omdlenia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Zaburzenia widzenia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Obniżenie tętna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Syntetyczne stabilizatory i emulgatory. Wytwarzane z kwasów żywicowych i gliceryny spożywczej. Są dodawane do gum do żucia, napojów, wyrobów cukierniczych a także likierów oraz kremów. 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Estry glicerolu i żywicy roślinnej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Organiczny związek chemiczny, syntetyczny, niebieski barwnik. Błękit brylantowy FCF to barwnik żywności powszechnie stosowany w produkcji artykułów spożywczych. Zalicza się go do grupy dodatków do żywności o numerze E133. Jego zadaniem jest zmiana oraz wz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Błękit brylantowy FCF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kurcz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Twardniejąca na powietrzu guma roślinna, będąca wydzieliną wyciekającą naturalnie w wyniku uszkodzeń lub otrzymywaną przez nacięcie pnia i gałęzi akacji senegalskiej i innych gatunków z rodzaju Acacia pochodzących z Afryki. Znana była już w starożytności.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Guma arabska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Twardniejąca na powietrzu guma roślinna, będąca wydzieliną wyciekającą naturalnie w wyniku uszkodzeń lub otrzymywaną przez nacięcie pnia i gałęzi akacji senegalskiej i innych gatunków z rodzaju Acacia pochodzących z Afryki. Znana była już w starożytności.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Guma arabsk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Biegunka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Powiększenie wątroby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Powiększenie nerek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Bóle głowy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Alergia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Zawroty głowy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18:49:31.38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roduktyFinal" style:display-name="PageStyle_produkty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4:52:31.806000000</meta:creation-date>
    <dc:date>2018-01-11T22:02:36.326000000</dc:date>
    <meta:editing-duration>PT24M2S</meta:editing-duration>
    <meta:editing-cycles>4</meta:editing-cycles>
    <meta:generator>LibreOffice/5.4.2.2$Windows_x86 LibreOffice_project/22b09f6418e8c2d508a9eaf86b2399209b0990f4</meta:generator>
    <meta:document-statistic meta:table-count="1" meta:cell-count="1234" meta:object-count="0"/>
  </office:meta>
</office:document-meta>
</file>